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fo:break-before="page"/>
    </style:style>
    <style:style style:name="P3" style:family="paragraph" style:parent-style-name="Heading_20_2">
      <style:text-properties officeooo:rsid="0004ff48"/>
    </style:style>
    <style:style style:name="P4" style:family="paragraph" style:parent-style-name="Heading_20_6" style:list-style-name="L3"/>
    <style:style style:name="P5" style:family="paragraph" style:parent-style-name="Heading_20_6" style:list-style-name="L6"/>
    <style:style style:name="P6" style:family="paragraph" style:parent-style-name="Standard">
      <style:text-properties officeooo:rsid="0004ff48" officeooo:paragraph-rsid="0004ff48"/>
    </style:style>
    <style:style style:name="P7" style:family="paragraph" style:parent-style-name="Standard">
      <style:paragraph-properties fo:break-before="page"/>
      <style:text-properties officeooo:rsid="0004ff48" officeooo:paragraph-rsid="0004ff48"/>
    </style:style>
    <style:style style:name="P8" style:family="paragraph" style:parent-style-name="Text_20_body">
      <style:text-properties officeooo:rsid="0004ff48" officeooo:paragraph-rsid="0004ff48"/>
    </style:style>
    <style:style style:name="P9" style:family="paragraph" style:parent-style-name="Text_20_body">
      <style:paragraph-properties fo:break-before="page"/>
      <style:text-properties officeooo:rsid="0005afeb" officeooo:paragraph-rsid="0005afeb"/>
    </style:style>
    <style:style style:name="P10" style:family="paragraph" style:parent-style-name="Text_20_body">
      <style:text-properties officeooo:rsid="0005afeb" officeooo:paragraph-rsid="0005afeb"/>
    </style:style>
    <style:style style:name="T1" style:family="text">
      <style:text-properties officeooo:rsid="0004ff48"/>
    </style:style>
    <style:style style:name="T2" style:family="text">
      <style:text-properties officeooo:rsid="0005afe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apport d ‘implémentation</text:p>
      <text:p text:style-name="P6"/>
      <text:p text:style-name="P7"/>
      <text:h text:style-name="P1" text:outline-level="1">Introduction</text:h>
      <text:p text:style-name="P6"/>
      <text:p text:style-name="P6"/>
      <text:p text:style-name="P6"/>
      <text:p text:style-name="P6"/>
      <text:p text:style-name="P6"/>
      <text:p text:style-name="P6"/>
      <text:p text:style-name="P6"/>
      <text:p text:style-name="P6"/>
      <text:p text:style-name="P6"/>
      <text:p text:style-name="P6"/>
      <text:h text:style-name="Heading_20_2" text:outline-level="2">Dans le cadre du projet de programmation en langage C, nous avons entrepris la reproduction du célèbre jeu de plateau <text:span text:style-name="Emphasis">Carcassonne</text:span>. Ce jeu stratégique, basé sur la pose de tuiles et la gestion de pions, offre un défi intéressant tant sur le plan algorithmique que structurel. </text:h>
      <text:p text:style-name="Text_20_body"/>
      <text:p text:style-name="Text_20_body"/>
      <text:p text:style-name="Text_20_body"/>
      <text:h text:style-name="Heading_20_2" text:outline-level="2">Ce rapport a pour objectif de détailler l’ensemble du processus d’implémentation du projet, de l’analyse des besoins à la conception logicielle, en passant par les choix techniques, l’architecture adoptée et la stratégie de test. Il présente également les différentes fonctionnalités développées, les modules clés du programme, ainsi que les problèmes rencontrés et les solutions apportées.</text:h>
      <text:h text:style-name="P3" text:outline-level="2" text:is-list-header="true"/>
      <text:h text:style-name="P2" text:outline-level="1" text:is-list-header="true">Analyse des besoins</text:h>
      <text:p text:style-name="P8"/>
      <text:p text:style-name="P8"/>
      <text:p text:style-name="P8"/>
      <text:h text:style-name="Heading_20_6" text:outline-level="6">Objectifs <text:span text:style-name="T1">de jeu</text:span>:</text:h>
      <text:list text:style-name="L3">
        <text:list-item>
          <text:list>
            <text:list-item>
              <text:list>
                <text:list-item>
                  <text:list>
                    <text:list-item>
                      <text:list>
                        <text:list-item>
                          <text:list>
                            <text:list-item>
                              <text:h text:style-name="P4" text:outline-level="6">Le programme doit permettre de simuler une partie de Carcassonne selon les règles du jeu de base. Pour cela, plusieurs fonctionnalités sont indispensables :</text:h>
                            </text:list-item>
                            <text:list-item>
                              <text:h text:style-name="P4" text:outline-level="6"><text:span text:style-name="Strong_20_Emphasis">Pioche et placement des tuiles</text:span><text:line-break/>Le joueur tire une tuile aléatoire et la place sur le plateau en respectant les contraintes de correspondance des bords (ville, route, prairie).</text:h>
                            </text:list-item>
                            <text:list-item>
                              <text:h text:style-name="P4" text:outline-level="6"><text:span text:style-name="Strong_20_Emphasis">Rotation des tuiles</text:span><text:line-break/>Avant la pose, la tuile peut être tournée pour faciliter sa compatibilité avec les tuiles déjà posées.</text:h>
                            </text:list-item>
                            <text:list-item>
                              <text:h text:style-name="P4" text:outline-level="6"><text:span text:style-name="Strong_20_Emphasis">Validation de placement</text:span><text:line-break/>Le programme doit vérifier la validité du placement (au moins un bord doit correspondre aux bords adjacents).</text:h>
                            </text:list-item>
                            <text:list-item>
                              <text:h text:style-name="P4" text:outline-level="6"><text:span text:style-name="Strong_20_Emphasis">Gestion des pions (suiveurs)</text:span><text:line-break/>Le joueur peut placer un pion sur une zone libre de la tuile (route, ville, abbaye, champ), selon les règles du jeu.</text:h>
                            </text:list-item>
                            <text:list-item>
                              <text:h text:style-name="P4" text:outline-level="6"><text:span text:style-name="Strong_20_Emphasis">Détection des zones complètes</text:span><text:line-break/>Une fois qu’une ville, une route ou une abbaye est complétée, le programme doit en détecter la complétion et accorder les points correspondants.</text:h>
                            </text:list-item>
                            <text:list-item>
                              <text:h text:style-name="P4" text:outline-level="6"><text:span text:style-name="Strong_20_Emphasis">Système de score</text:span><text:line-break/>Les scores doivent être mis à jour en fonction de la complétion des zones et des règles spécifiques à la fin de partie.</text:h>
                            </text:list-item>
                            <text:list-item>
                              <text:h text:style-name="P4" text:outline-level="6"><text:span text:style-name="Strong_20_Emphasis">Fin de partie</text:span><text:line-break/>La partie se termine lorsque toutes les tuiles ont été posées. Le programme doit alors calculer les points finaux restants.</text:h>
                            </text:list-item>
                          </text:list>
                        </text:list-item>
                      </text:list>
                    </text:list-item>
                  </text:list>
                </text:list-item>
              </text:list>
            </text:list-item>
          </text:list>
        </text:list-item>
      </text:list>
      <text:p text:style-name="Text_20_body"/>
      <text:h text:style-name="Heading_20_6" text:outline-level="6">Autres contraintes :</text:h>
      <text:list text:style-name="L6">
        <text:list-item>
          <text:list>
            <text:list-item>
              <text:list>
                <text:list-item>
                  <text:list>
                    <text:list-item>
                      <text:list>
                        <text:list-item>
                          <text:list>
                            <text:list-item>
                              <text:h text:style-name="P5" text:outline-level="6">Contrainte matériel, le prgramme dois pouvoir tourner sur n’importe quelle machine sans dificultée ni l’installation de plusieurs extension exceptée celles usuelles.</text:h>
                            </text:list-item>
                            <text:list-item>
                              <text:h text:style-name="P5" text:outline-level="6">Simplicité <text:span text:style-name="T2">d’utilisation, celui-ci doit-être accessible à tous sans difficultée.</text:span></text:h>
                            </text:list-item>
                          </text:list>
                        </text:list-item>
                      </text:list>
                    </text:list-item>
                  </text:list>
                </text:list-item>
              </text:list>
            </text:list-item>
          </text:list>
        </text:list-item>
      </text:list>
      <text:p text:style-name="P9">Conception</text:p>
      <text:p text:style-name="P10"/>
      <text:p text:style-name="P10">Mise en place de la partie //Théo</text:p>
      <text:p text:style-name="P10">-</text:p>
      <text:p text:style-name="P10">-</text:p>
      <text:p text:style-name="P10">-</text:p>
      <text:p text:style-name="P10"/>
      <text:p text:style-name="P9">Déroulé</text:p>
      <text:p text:style-name="P10">- Gestion du placement de tuile</text:p>
      <text:p text:style-name="P10">(théo)</text:p>
      <text:p text:style-name="P10">- Gestion des points</text:p>
      <text:p text:style-name="P10">parcour de graphe et difficultée</text:p>
      <text:p text:style-name="P10">-Gestion des meeples</text:p>
      <text:p text:style-name="P10">parcour de graph et description des multiples tâches</text:p>
      <text:p text:style-name="P9">Affichage :</text:p>
      <text:p text:style-name="P10">- Gestion du tableau</text:p>
      <text:p text:style-name="P10">expliquer comment est géré le tableau de <text:s/>base et l’affichage</text:p>
      <text:p text:style-name="P10">- Gestion des Autres informations</text:p>
      <text:p text:style-name="P10">expliquer comme est géré l’affichage des information (tuiles potentielles, meeples, ou poser)</text:p>
      <text:p text:style-name="P10">- Design</text:p>
      <text:p text:style-name="P10">annecdote et <text:s/>explication de l’apparence <text:s/>de l’affich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8T22:32:25.518407700</meta:creation-date>
    <dc:date>2025-05-08T22:55:33.748942179</dc:date>
    <meta:editing-duration>PT10M43S</meta:editing-duration>
    <meta:editing-cycles>1</meta:editing-cycles>
    <meta:document-statistic meta:table-count="0" meta:image-count="0" meta:object-count="0" meta:page-count="6" meta:paragraph-count="36" meta:word-count="429" meta:character-count="2687" meta:non-whitespace-character-count="2300"/>
    <meta:generator>LibreOffice/24.2.7.2$Linux_X86_64 LibreOffice_project/420$Build-2</meta:generator>
  </office:meta>
</office:document-meta>
</file>